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43"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15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59" style:family="table-cell" style:parent-style-name="Default">
      <style:table-cell-properties style:text-align-source="value-type" style:repeat-content="false" fo:wrap-option="wrap" style:vertical-align="top"/>
      <style:text-properties style:font-name-asian="新宋体"/>
    </style:style>
    <style:style style:name="ce160" style:family="table-cell" style:parent-style-name="Default">
      <style:table-cell-properties style:text-align-source="fix" style:repeat-content="false" fo:wrap-option="wrap"/>
      <style:paragraph-properties fo:text-align="center"/>
      <style:text-properties style:font-name-asian="新宋体"/>
    </style:style>
    <style:style style:name="ce162" style:family="table-cell" style:parent-style-name="Default">
      <style:table-cell-properties style:text-align-source="fix" style:repeat-content="false" fo:wrap-option="wrap"/>
      <style:paragraph-properties fo:text-align="start"/>
      <style:text-properties style:font-name-asian="新宋体"/>
    </style:style>
    <style:style style:name="ce17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07"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3"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3"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38mm" svg:x="1.08mm" svg:y="2.89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38mm" svg:x="0.79mm" svg:y="2.48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87mm" svg:x="1.24mm" svg:y="2.48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01mm" svg:x="0.73mm" svg:y="3.84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29mm" svg:x="1.24mm" svg:y="1.46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31mm" svg:x="0.99mm" svg:y="1.55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number-rows-repeated="993">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154"/>
        <table:table-column table:style-name="co10" table:default-cell-style-name="ce159"/>
        <table:table-column table:style-name="co11" table:default-cell-style-name="ce162"/>
        <table:table-column table:style-name="co10" table:number-columns-repeated="1021" table:default-cell-style-name="ce162"/>
        <table:table-row table:style-name="ro70">
          <table:table-cell office:value-type="string" calcext:value-type="string">
            <text:p>ID</text:p>
          </table:table-cell>
          <table:table-cell table:style-name="ce154" office:value-type="string" calcext:value-type="string">
            <text:p>Title</text:p>
          </table:table-cell>
          <table:table-cell table:style-name="ce160" office:value-type="string" calcext:value-type="string">
            <text:p>Body</text:p>
          </table:table-cell>
          <table:table-cell table:style-name="ce160"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178"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43"/>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07"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07"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4">0000/00/00</text:date>, <text:time style:data-style-name="N2" text:time-value="07:01:39.304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9-04T21:41:53.867000000</dc:date>
    <meta:editing-duration>P82DT16H41M3S</meta:editing-duration>
    <meta:editing-cycles>1448</meta:editing-cycles>
    <meta:generator>LibreOffice/6.0.1.1$Windows_X86_64 LibreOffice_project/60bfb1526849283ce2491346ed2aa51c465abfe6</meta:generator>
    <dc:creator>Zhuang Yumin</dc:creator>
    <meta:document-statistic meta:table-count="3" meta:cell-count="2336" meta:object-count="17"/>
  </office:meta>
</office:document-meta>
</file>